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500000037CC25AE3D95DD14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3b88" officeooo:paragraph-rsid="00093b8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93b88" officeooo:paragraph-rsid="00093b8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93b88" officeooo:paragraph-rsid="00093b8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93b88" officeooo:paragraph-rsid="00093b88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93b88" officeooo:paragraph-rsid="00093b88" style:font-size-asian="12pt" style:font-weight-asian="bold" style:font-size-complex="12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color="#0000ff"/>
    </style:style>
    <style:style style:name="T3" style:family="text">
      <style:text-properties fo:color="#2b91af"/>
    </style:style>
    <style:style style:name="T4" style:family="text">
      <style:text-properties fo:color="#74531f"/>
    </style:style>
    <style:style style:name="T5" style:family="text">
      <style:text-properties fo:color="#e21f1f"/>
    </style:style>
    <style:style style:name="T6" style:family="text">
      <style:text-properties fo:color="#a31515"/>
    </style:style>
    <style:style style:name="T7" style:family="text">
      <style:text-properties fo:color="#808080"/>
    </style:style>
    <style:style style:name="T8" style:family="text">
      <style:text-properties fo:color="#1f377f"/>
    </style:style>
    <style:style style:name="T9" style:family="text">
      <style:text-properties fo:color="#8f08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:-13</text:p>
      <text:p text:style-name="P2"/>
      <text:p text:style-name="P2">Abstract classes</text:p>
      <text:p text:style-name="P3">Code-&gt;</text:p>
      <text:p text:style-name="P3"/>
      <text:p text:style-name="P4"><text:span text:style-name="T2">abstract</text:span> <text:span text:style-name="T2">class</text:span> <text:span text:style-name="T3">parent</text:span> {</text:p>
      <text:p text:style-name="P5"><text:span text:style-name="T2">abstract</text:span> <text:span text:style-name="T3">void</text:span> <text:span text:style-name="T4">write</text:span>();</text:p>
      <text:p text:style-name="P5">}</text:p>
      <text:p text:style-name="P6"/>
      <text:p text:style-name="P5"><text:span text:style-name="T2">class</text:span> <text:span text:style-name="T3">child</text:span> <text:span text:style-name="T2">extends</text:span> <text:span text:style-name="T3">parent</text:span> {</text:p>
      <text:p text:style-name="P5">@<text:span text:style-name="T3">Override</text:span></text:p>
      <text:p text:style-name="P5"><text:span text:style-name="T3">void</text:span> <text:span text:style-name="T4">write</text:span>() {</text:p>
      <text:p text:style-name="P5"><text:span text:style-name="T3">System</text:span>.out.<text:span text:style-name="T4">println</text:span>(<text:span text:style-name="T5">"</text:span><text:span text:style-name="T6">Writing..................</text:span><text:span text:style-name="T5">"</text:span>);</text:p>
      <text:p text:style-name="P5">}</text:p>
      <text:p text:style-name="P6"/>
      <text:p text:style-name="P5">}</text:p>
      <text:p text:style-name="P5"><text:span text:style-name="T2">public</text:span> <text:span text:style-name="T2">class</text:span> <text:span text:style-name="T3">Abstract</text:span>{</text:p>
      <text:p text:style-name="P6"/>
      <text:p text:style-name="P5"><text:span text:style-name="T2">public</text:span> <text:span text:style-name="T2">static</text:span> <text:span text:style-name="T3">void</text:span> <text:span text:style-name="T4">main</text:span>(<text:span text:style-name="T3">String</text:span> <text:span text:style-name="T7">args</text:span>[]) {</text:p>
      <text:p text:style-name="P5"><text:span text:style-name="T3">child</text:span> <text:span text:style-name="T8">a</text:span> = <text:span text:style-name="T9">new</text:span> <text:span text:style-name="T4">child</text:span>();</text:p>
      <text:p text:style-name="P5"><text:span text:style-name="T8">a</text:span>.<text:span text:style-name="T4">write</text:span>();</text:p>
      <text:p text:style-name="P5">}</text:p>
      <text:p text:style-name="P5">}</text:p>
      <text:p text:style-name="P7"/>
      <text:p text:style-name="P7">Output:-</text:p>
      <text:p text:style-name="P7"><draw:frame draw:style-name="fr1" draw:name="Image1" text:anchor-type="char" svg:x="0.848cm" svg:y="0.4cm" svg:width="12.677cm" svg:height="1.27cm" draw:z-index="0"><draw:image xlink:href="Pictures/100002010000022500000037CC25AE3D95DD145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1:28:27.290560763</meta:creation-date>
    <dc:date>2022-11-10T01:34:03.777311834</dc:date>
    <meta:editing-duration>PT5M37S</meta:editing-duration>
    <meta:editing-cycles>1</meta:editing-cycles>
    <meta:document-statistic meta:table-count="0" meta:image-count="1" meta:object-count="0" meta:page-count="1" meta:paragraph-count="19" meta:word-count="44" meta:character-count="290" meta:non-whitespace-character-count="265"/>
    <meta:generator>LibreOffice/6.4.7.2$Linux_X86_64 LibreOffice_project/40$Build-2</meta:generator>
  </office:meta>
</office:document-meta>
</file>